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table:style-name="ce15" office:value-type="float" office:value="1" calcext:value-type="float">
            <text:p>1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9"/>
          <table:table-cell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19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 style:data-style-name="N2" text:time-value="11:23:30.7567059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28T11:24:41.223779936</dc:date>
    <meta:editing-duration>P1DT12H10M26S</meta:editing-duration>
    <meta:editing-cycles>156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